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400" officeooo:paragraph-rsid="00098400"/>
    </style:style>
    <style:style style:name="P2" style:family="paragraph" style:parent-style-name="Standard">
      <style:text-properties officeooo:paragraph-rsid="00098400"/>
    </style:style>
    <style:style style:name="P3" style:family="paragraph" style:parent-style-name="Standard">
      <style:text-properties style:font-name="Liberation Serif" fo:font-size="16pt" officeooo:paragraph-rsid="00098400" style:font-size-asian="16pt" style:font-size-complex="16pt"/>
    </style:style>
    <style:style style:name="T1" style:family="text">
      <style:text-properties officeooo:rsid="00098400"/>
    </style:style>
    <style:style style:name="T2" style:family="text">
      <style:text-properties style:font-name="Trebuchet MS"/>
    </style:style>
    <style:style style:name="T3" style:family="text">
      <style:text-properties fo:font-size="24pt" style:font-size-asian="24pt"/>
    </style:style>
    <style:style style:name="T4" style:family="text">
      <style:text-properties officeooo:rsid="000a2e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ine organizational citizenship behaviors (OCBs) and counterproductive work behaviors (CWBs). Give an example of both from your own work-life or school-life. Why do you think you engaged in OCBs or CWBs in either of these examples?</text:p>
      <text:p text:style-name="Standard"/>
      <text:p text:style-name="P3"><text:span text:style-name="T1">organizational citizenship behaviors: </text:span>Behavior that goes beyond core task requirements</text:p>
      <text:p text:style-name="P1"><text:span text:style-name="T3"/></text:p>
      <text:p text:style-name="P2"><text:span text:style-name="T1">counterproductive work behaviors: </text:span><text:span text:style-name="T2">Intentional behavior that harms the organization or organization </text:span><text:s/>members</text:p>
      <text:p text:style-name="P1"><text:line-break/>The text defines Organizational Citizenship Behavior (OCB) as worker behavior that goes beyond the core requirements of the job and typically benefits the organization. <text:s/>OCB can cover a wide variety of behavior such as helping fellow employees or being on time. <text:s/>There is evidence that shows engaging in OCBs is contagious; people who work in groups with other who go above and beyond are likely to go above and beyond themselves. <text:s/>In my own work experience I have engaged in OCB on multiple occasions (<text:span text:style-name="T4">usually</text:span> in the form of <text:span text:style-name="T4">altruism</text:span>). <text:s/>An example of this is helping other engineers set up their Tripplite PDUs (essentially a smart that one can plug servers into and then <text:span text:style-name="T4">remotely</text:span> <text:span text:style-name="T4">power cycle</text:span> particular devices <text:span text:style-name="T4">connected to the PDU</text:span>). <text:s/>I believe I engaged in this behavior because it allowed me the belief that I contributed significantly to the overall productivity of <text:span text:style-name="T4">not only that</text:span> particular employee <text:span text:style-name="T4">but also to </text:span>the company as a whole; as an intern its not often that I can do something significant <text:span text:style-name="T4">and beneficial.</text:span></text:p>
      <text:p text:style-name="P1"/>
      <text:p text:style-name="P1">Counterproductive Work Behaviors (CWBs) are essentially the opposite of OCBs. <text:s/>The text defines it as Intentional behavior that harms the organization or its members. <text:s/>This behavior can also cover a wide range of particular actions such as theft, aggression or absence. <text:s/>I have engaged in this behavior a few times at work (though hopefully significantly less than engaging in OCBs), particularly in the form of <text:span text:style-name="T4">absence.</text:span> <text:s/>There have been a few occasions where I called in sick while not actually being sick. <text:s/>Sometimes having to balance <text:span text:style-name="T4">17 credit hours at school and 20 hours a week at work can be difficult and I need a break, I hope my manager can understa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139in" fo:margin-bottom="0in" loext:contextual-spacing="false" fo:line-height="100%" fo:text-align="start" style:justify-single-word="false" fo:orphans="2" fo:widows="2" style:writing-mode="lr-tb">
        <style:tab-stops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90c226" style:text-outline="false" style:text-line-through-style="none" style:text-line-through-type="none" style:font-name="Lohit Devanagari" fo:font-family="'Lohit Devanagari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139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Trebuchet MS" fo:font-family="'Trebuchet M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Trebuchet MS" fo:font-family="'Trebuchet M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39in" fo:margin-bottom="0in" loext:contextual-spacing="false" fo:line-height="100%" fo:text-align="start" style:justify-single-word="false" fo:orphans="2" fo:widows="2" style:writing-mode="lr-tb">
        <style:tab-stops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139in" fo:margin-bottom="0in" loext:contextual-spacing="false" fo:line-height="100%" fo:text-align="start" style:justify-single-word="false" fo:orphans="2" fo:widows="2" style:writing-mode="lr-tb">
        <style:tab-stops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90c226" style:text-outline="false" style:text-line-through-style="none" style:text-line-through-type="none" style:font-name="Lohit Devanagari" fo:font-family="'Lohit Devanagar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139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.139in" fo:margin-bottom="0in" loext:contextual-spacing="false" fo:line-height="100%" fo:text-align="start" style:justify-single-word="false" fo:orphans="2" fo:widows="2" style:writing-mode="lr-tb">
        <style:tab-stops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90c226" style:text-outline="false" style:text-line-through-style="none" style:text-line-through-type="none" style:font-name="Lohit Devanagari" fo:font-family="'Lohit Devanagar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top="0.139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top="0.139in" fo:margin-bottom="0in" loext:contextual-spacing="false" fo:line-height="100%" fo:text-align="start" style:justify-single-word="false" fo:orphans="2" fo:widows="2" style:writing-mode="lr-tb">
        <style:tab-stops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top="0.139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90c226" style:text-outline="false" style:text-line-through-style="none" style:text-line-through-type="none" style:font-name="Lohit Devanagari" fo:font-family="'Lohit Devanagar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top="0.139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0404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55:06.499029768</meta:creation-date>
    <dc:date>2019-04-01T23:59:05.613211425</dc:date>
    <meta:editing-duration>P1DT3H30M35S</meta:editing-duration>
    <meta:editing-cycles>1</meta:editing-cycles>
    <meta:document-statistic meta:table-count="0" meta:image-count="0" meta:object-count="0" meta:page-count="1" meta:paragraph-count="5" meta:word-count="342" meta:character-count="2107" meta:non-whitespace-character-count="1758"/>
    <meta:generator>LibreOffice/6.1.5.2$Linux_X86_64 LibreOffice_project/10$Build-2</meta:generator>
  </office:meta>
</office:document-meta>
</file>